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Collection.retainAll( java . util . Collection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AbstractCollection.addAll( java . util . Collection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AbstractCollection.contains( java . lang . Object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AbstractCollection.toArray( java . lang . Object [ ]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AbstractCollection.toArr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AbstractCollection.cle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AbstractCollection.isEmp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AbstractCollection.add( java . lang . Object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AbstractCollection.removeAll( java . util . Collection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AbstractCollection.containsAll( java . util . Collection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AbstractCollection.remove( java . lang . Object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AbstractCollection.AbstractColle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AbstractCollection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